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ample_rate_results_01_08_17_10_07_53" table:style-name="ta1">
        <table:shapes>
          <draw:frame draw:z-index="0" draw:style-name="gr1" draw:text-style-name="P1" svg:width="5.1453in" svg:height="3.378in" svg:x="5.8157in" svg:y="0.324in">
            <draw:object draw:notify-on-update-of-ranges="Sample_rate_results_01_08_17_10_07_53.A2:Sample_rate_results_01_08_17_10_07_53.A40 Sample_rate_results_01_08_17_10_07_53.B1:Sample_rate_results_01_08_17_10_07_53.B1 Sample_rate_results_01_08_17_10_07_53.B2:Sample_rate_results_01_08_17_10_07_53.B40 Sample_rate_results_01_08_17_10_07_53.C1:Sample_rate_results_01_08_17_10_07_53.C1 Sample_rate_results_01_08_17_10_07_53.C2:Sample_rate_results_01_08_17_10_07_53.C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9402in" svg:height="2.8236in" svg:x="11.0476in" svg:y="0.3555in">
            <draw:object draw:notify-on-update-of-ranges="Sample_rate_results_01_08_17_10_07_53.A2:Sample_rate_results_01_08_17_10_07_53.A40 Sample_rate_results_01_08_17_10_07_53.D1:Sample_rate_results_01_08_17_10_07_53.D1 Sample_rate_results_01_08_17_10_07_53.D2:Sample_rate_results_01_08_17_10_07_53.D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ample Rate</text:p>
          </table:table-cell>
          <table:table-cell office:value-type="string" calcext:value-type="string">
            <text:p>Heading Error (rad)</text:p>
          </table:table-cell>
          <table:table-cell office:value-type="string" calcext:value-type="string">
            <text:p>Declination Error (rad)</text:p>
          </table:table-cell>
          <table:table-cell office:value-type="string" calcext:value-type="string">
            <text:p>Distance Error percent</text:p>
          </table:table-cell>
          <table:table-cell office:value-type="string" calcext:value-type="string">
            <text:p>Depth: -1000 mm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5" calcext:value-type="float">
            <text:p>1.35</text:p>
          </table:table-cell>
          <table:table-cell office:value-type="float" office:value="0.49" calcext:value-type="float">
            <text:p>0.49</text:p>
          </table:table-cell>
          <table:table-cell office:value-type="float" office:value="99.92" calcext:value-type="float">
            <text:p>99.92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.16" calcext:value-type="float">
            <text:p>1.16</text:p>
          </table:table-cell>
          <table:table-cell office:value-type="float" office:value="0.48" calcext:value-type="float">
            <text:p>0.48</text:p>
          </table:table-cell>
          <table:table-cell office:value-type="float" office:value="99.87" calcext:value-type="float">
            <text:p>99.8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99.81" calcext:value-type="float">
            <text:p>99.81</text:p>
          </table:table-cell>
          <table:table-cell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float" office:value="99.76" calcext:value-type="float">
            <text:p>99.76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99.71" calcext:value-type="float">
            <text:p>99.71</text:p>
          </table:table-cell>
          <table:table-cell table:number-columns-repeated="2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99.68" calcext:value-type="float">
            <text:p>99.68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  <table:table-cell office:value-type="float" office:value="99.63" calcext:value-type="float">
            <text:p>99.63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99.58" calcext:value-type="float">
            <text:p>99.5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99.53" calcext:value-type="float">
            <text:p>99.53</text:p>
          </table:table-cell>
          <table:table-cell table:number-columns-repeated="2"/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99.48" calcext:value-type="float">
            <text:p>99.48</text:p>
          </table:table-cell>
          <table:table-cell table:number-columns-repeated="2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99.44" calcext:value-type="float">
            <text:p>99.44</text:p>
          </table:table-cell>
          <table:table-cell table:number-columns-repeated="2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  <table:table-cell office:value-type="float" office:value="99.38" calcext:value-type="float">
            <text:p>99.38</text:p>
          </table:table-cell>
          <table:table-cell table:number-columns-repeated="2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53" calcext:value-type="float">
            <text:p>0.53</text:p>
          </table:table-cell>
          <table:table-cell office:value-type="float" office:value="0.21" calcext:value-type="float">
            <text:p>0.21</text:p>
          </table:table-cell>
          <table:table-cell office:value-type="float" office:value="99.35" calcext:value-type="float">
            <text:p>99.35</text:p>
          </table:table-cell>
          <table:table-cell table:number-columns-repeated="2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49" calcext:value-type="float">
            <text:p>0.49</text:p>
          </table:table-cell>
          <table:table-cell office:value-type="float" office:value="0.25" calcext:value-type="float">
            <text:p>0.25</text:p>
          </table:table-cell>
          <table:table-cell office:value-type="float" office:value="99.31" calcext:value-type="float">
            <text:p>99.31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99.27" calcext:value-type="float">
            <text:p>99.27</text:p>
          </table:table-cell>
          <table:table-cell table:number-columns-repeated="2"/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99.22" calcext:value-type="float">
            <text:p>99.22</text:p>
          </table:table-cell>
          <table:table-cell table:number-columns-repeated="2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float" office:value="99.17" calcext:value-type="float">
            <text:p>99.17</text:p>
          </table:table-cell>
          <table:table-cell table:number-columns-repeated="2"/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43" calcext:value-type="float">
            <text:p>0.43</text:p>
          </table:table-cell>
          <table:table-cell office:value-type="float" office:value="0.19" calcext:value-type="float">
            <text:p>0.19</text:p>
          </table:table-cell>
          <table:table-cell office:value-type="float" office:value="99.15" calcext:value-type="float">
            <text:p>99.15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99.08" calcext:value-type="float">
            <text:p>99.08</text:p>
          </table:table-cell>
          <table:table-cell table:number-columns-repeated="2"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99.07" calcext:value-type="float">
            <text:p>99.07</text:p>
          </table:table-cell>
          <table:table-cell table:number-columns-repeated="2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98.95" calcext:value-type="float">
            <text:p>98.95</text:p>
          </table:table-cell>
          <table:table-cell table:number-columns-repeated="2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string" calcext:value-type="string">
            <text:p>Tradition T-shape with 1” separation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98.81" calcext:value-type="float">
            <text:p>98.81</text:p>
          </table:table-cell>
          <table:table-cell table:number-columns-repeated="2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.39" calcext:value-type="float">
            <text:p>0.39</text:p>
          </table:table-cell>
          <table:table-cell office:value-type="float" office:value="0.17" calcext:value-type="float">
            <text:p>0.17</text:p>
          </table:table-cell>
          <table:table-cell office:value-type="float" office:value="98.78" calcext:value-type="float">
            <text:p>98.78</text:p>
          </table:table-cell>
          <table:table-cell table:number-columns-repeated="2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98.73" calcext:value-type="float">
            <text:p>98.73</text:p>
          </table:table-cell>
          <table:table-cell table:number-columns-repeated="2"/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98.72" calcext:value-type="float">
            <text:p>98.72</text:p>
          </table:table-cell>
          <table:table-cell table:number-columns-repeated="2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98.65" calcext:value-type="float">
            <text:p>98.65</text:p>
          </table:table-cell>
          <table:table-cell table:number-columns-repeated="2"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98.56" calcext:value-type="float">
            <text:p>98.56</text:p>
          </table:table-cell>
          <table:table-cell table:number-columns-repeated="2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6" calcext:value-type="float">
            <text:p>0.16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98.5" calcext:value-type="float">
            <text:p>98.5</text:p>
          </table:table-cell>
          <table:table-cell table:number-columns-repeated="2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float" office:value="98.38" calcext:value-type="float">
            <text:p>98.38</text:p>
          </table:table-cell>
          <table:table-cell table:number-columns-repeated="2"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 office:value-type="float" office:value="98.4" calcext:value-type="float">
            <text:p>98.4</text:p>
          </table:table-cell>
          <table:table-cell table:number-columns-repeated="2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office:value-type="float" office:value="98.32" calcext:value-type="float">
            <text:p>98.32</text:p>
          </table:table-cell>
          <table:table-cell table:number-columns-repeated="2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98.26" calcext:value-type="float">
            <text:p>98.26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98.2" calcext:value-type="float">
            <text:p>98.2</text:p>
          </table:table-cell>
          <table:table-cell table:number-columns-repeated="2"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98.16" calcext:value-type="float">
            <text:p>98.16</text:p>
          </table:table-cell>
          <table:table-cell table:number-columns-repeated="2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98.18" calcext:value-type="float">
            <text:p>98.18</text:p>
          </table:table-cell>
          <table:table-cell table:number-columns-repeated="2"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98.09" calcext:value-type="float">
            <text:p>98.09</text:p>
          </table:table-cell>
          <table:table-cell table:number-columns-repeated="2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98.02" calcext:value-type="float">
            <text:p>98.02</text:p>
          </table:table-cell>
          <table:table-cell table:number-columns-repeated="2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97.93" calcext:value-type="float">
            <text:p>97.93</text:p>
          </table:table-cell>
          <table:table-cell table:number-columns-repeated="2"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  <table:table-cell office:value-type="float" office:value="97.89" calcext:value-type="float">
            <text:p>97.89</text:p>
          </table:table-cell>
          <table:table-cell table:number-columns-repeated="2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84" calcext:value-type="float">
            <text:p>97.84</text:p>
          </table:table-cell>
          <table:table-cell table:number-columns-repeated="2"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3" calcext:value-type="float">
            <text:p>0.13</text:p>
          </table:table-cell>
          <table:table-cell office:value-type="float" office:value="97.8" calcext:value-type="float">
            <text:p>97.8</text:p>
          </table:table-cell>
          <table:table-cell table:number-columns-repeated="2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97.78" calcext:value-type="float">
            <text:p>97.78</text:p>
          </table:table-cell>
          <table:table-cell table:number-columns-repeated="2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97.72" calcext:value-type="float">
            <text:p>97.72</text:p>
          </table:table-cell>
          <table:table-cell table:number-columns-repeated="2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97.67" calcext:value-type="float">
            <text:p>97.67</text:p>
          </table:table-cell>
          <table:table-cell table:number-columns-repeated="2"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71" calcext:value-type="float">
            <text:p>97.71</text:p>
          </table:table-cell>
          <table:table-cell table:number-columns-repeated="2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97.58" calcext:value-type="float">
            <text:p>97.58</text:p>
          </table:table-cell>
          <table:table-cell table:number-columns-repeated="2"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6" calcext:value-type="float">
            <text:p>97.6</text:p>
          </table:table-cell>
          <table:table-cell table:number-columns-repeated="2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97.48" calcext:value-type="float">
            <text:p>97.48</text:p>
          </table:table-cell>
          <table:table-cell table:number-columns-repeated="2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97.54" calcext:value-type="float">
            <text:p>97.54</text:p>
          </table:table-cell>
          <table:table-cell table:number-columns-repeated="2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97.53" calcext:value-type="float">
            <text:p>97.53</text:p>
          </table:table-cell>
          <table:table-cell table:number-columns-repeated="2"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38" calcext:value-type="float">
            <text:p>97.38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32" calcext:value-type="float">
            <text:p>97.32</text:p>
          </table:table-cell>
          <table:table-cell table:number-columns-repeated="2"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97.27" calcext:value-type="float">
            <text:p>97.27</text:p>
          </table:table-cell>
          <table:table-cell table:number-columns-repeated="2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float" office:value="97.23" calcext:value-type="float">
            <text:p>97.23</text:p>
          </table:table-cell>
          <table:table-cell table:number-columns-repeated="2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97.36" calcext:value-type="float">
            <text:p>97.36</text:p>
          </table:table-cell>
          <table:table-cell table:number-columns-repeated="2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97.17" calcext:value-type="float">
            <text:p>97.17</text:p>
          </table:table-cell>
          <table:table-cell table:number-columns-repeated="2"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09" calcext:value-type="float">
            <text:p>97.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8:18:32.45612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8:22:30.357439504</dc:date>
    <meta:editing-duration>PT9M44S</meta:editing-duration>
    <meta:editing-cycles>3</meta:editing-cycles>
    <meta:generator>LibreOffice/4.2.8.2$Linux_X86_64 LibreOffice_project/420m0$Build-2</meta:generator>
    <meta:document-statistic meta:table-count="1" meta:cell-count="2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4" chart:interval-major="0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7cm" svg:height="8.581cm" xlink:href=".." xlink:type="simple" chart:class="chart:line" chart:style-name="ch1">
        <chart:title svg:x="2.046cm" svg:y="0.307cm" chart:style-name="ch2">
          <text:p>Sampling Rate VS Heading/Declination Error</text:p>
        </chart:title>
        <chart:legend chart:legend-position="end" svg:x="8.392cm" svg:y="3.742cm" style:legend-expansion="high" chart:style-name="ch3"/>
        <chart:plot-area chart:style-name="ch4" table:cell-range-address="Sample_rate_results_01_08_17_10_07_53.A1:Sample_rate_results_01_08_17_10_07_53.C40" chart:data-source-has-labels="both" svg:x="1.272cm" svg:y="1.283cm" svg:width="6.859cm" svg:height="6.146cm">
          <chartooo:coordinate-region svg:x="2.2cm" svg:y="1.426cm" svg:width="5.931cm" svg:height="4.557cm"/>
          <chart:axis chart:dimension="x" chart:name="primary-x" chart:style-name="ch5" chartooo:axis-type="auto">
            <chartooo:date-scale/>
            <chart:title svg:x="3.572cm" svg:y="7.6cm" chart:style-name="ch6">
              <text:p>Sampling Rate</text:p>
            </chart:title>
            <chart:categories table:cell-range-address="Sample_rate_results_01_08_17_10_07_53.A2:Sample_rate_results_01_08_17_10_07_53.A40"/>
          </chart:axis>
          <chart:axis chart:dimension="y" chart:name="primary-y" chart:style-name="ch7">
            <chart:title svg:x="0.451cm" svg:y="5.022cm" chart:style-name="ch8">
              <text:p>Radians</text:p>
            </chart:title>
            <chart:grid chart:style-name="ch9" chart:class="major"/>
          </chart:axis>
          <chart:series chart:style-name="ch10" chart:values-cell-range-address="Sample_rate_results_01_08_17_10_07_53.B2:Sample_rate_results_01_08_17_10_07_53.B40" chart:label-cell-address="Sample_rate_results_01_08_17_10_07_53.B1:Sample_rate_results_01_08_17_10_07_53.B1" chart:class="chart:line">
            <chart:data-point chart:repeated="39"/>
          </chart:series>
          <chart:series chart:style-name="ch11" chart:values-cell-range-address="Sample_rate_results_01_08_17_10_07_53.C2:Sample_rate_results_01_08_17_10_07_53.C40" chart:label-cell-address="Sample_rate_results_01_08_17_10_07_53.C1:Sample_rate_results_01_08_17_10_07_53.C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ing Error (rad)</text:p>
                <draw:g>
                  <svg:desc>Sample_rate_results_01_08_17_10_07_53.B1:Sample_rate_results_01_08_17_10_07_53.B1</svg:desc>
                </draw:g>
              </table:table-cell>
              <table:table-cell office:value-type="string">
                <text:p>Declination Error (rad)</text:p>
                <draw:g>
                  <svg:desc>Sample_rate_results_01_08_17_10_07_53.C1:Sample_rate_results_01_08_17_10_07_53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ample_rate_results_01_08_17_10_07_53.A2:Sample_rate_results_01_08_17_10_07_53.A40</svg:desc>
                </draw:g>
              </table:table-cell>
              <table:table-cell office:value-type="float" office:value="1.35">
                <text:p>1.35</text:p>
                <draw:g>
                  <svg:desc>Sample_rate_results_01_08_17_10_07_53.B2:Sample_rate_results_01_08_17_10_07_53.B40</svg:desc>
                </draw:g>
              </table:table-cell>
              <table:table-cell office:value-type="float" office:value="0.49">
                <text:p>0.49</text:p>
                <draw:g>
                  <svg:desc>Sample_rate_results_01_08_17_10_07_53.C2:Sample_rate_results_01_08_17_10_07_53.C40</svg:desc>
                </draw:g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.16">
                <text:p>1.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46">
                <text:p>0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57">
                <text:p>0.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">
                <text:p>0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57">
                <text:p>0.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52">
                <text:p>0.5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46">
                <text:p>0.4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6">
                <text:p>0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49">
                <text:p>0.4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53">
                <text:p>0.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49">
                <text:p>0.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41">
                <text:p>0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41">
                <text:p>0.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43">
                <text:p>0.4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0.41">
                <text:p>0.4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0.39">
                <text:p>0.3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0.38">
                <text:p>0.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33">
                <text:p>0.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0.33">
                <text:p>0.3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0.33">
                <text:p>0.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0.33">
                <text:p>0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0.33">
                <text:p>0.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9cm" svg:height="7.173cm" xlink:href=".." xlink:type="simple" chart:class="chart:line" chart:style-name="ch1">
        <chart:title svg:x="2.883cm" svg:y="0.279cm" chart:style-name="ch2">
          <text:p>Sampling Rate VS Distance Error</text:p>
        </chart:title>
        <chart:legend chart:legend-position="end" svg:x="7.765cm" svg:y="3.287cm" style:legend-expansion="high" chart:style-name="ch3"/>
        <chart:plot-area chart:style-name="ch4" table:cell-range-address="Sample_rate_results_01_08_17_10_07_53.A2:Sample_rate_results_01_08_17_10_07_53.A40 Sample_rate_results_01_08_17_10_07_53.D1:Sample_rate_results_01_08_17_10_07_53.D40" chart:data-source-has-labels="both" svg:x="1.261cm" svg:y="1.227cm" svg:width="6.254cm" svg:height="4.822cm">
          <chartooo:coordinate-region svg:x="2.189cm" svg:y="1.426cm" svg:width="5.326cm" svg:height="3.177cm"/>
          <chart:axis chart:dimension="x" chart:name="primary-x" chart:style-name="ch5" chartooo:axis-type="auto">
            <chartooo:date-scale/>
            <chart:title svg:x="3.259cm" svg:y="6.192cm" chart:style-name="ch6">
              <text:p>Sampling Rate</text:p>
            </chart:title>
            <chart:categories table:cell-range-address="Sample_rate_results_01_08_17_10_07_53.A2:Sample_rate_results_01_08_17_10_07_53.A40"/>
          </chart:axis>
          <chart:axis chart:dimension="y" chart:name="primary-y" chart:style-name="ch7">
            <chart:title svg:x="0.451cm" svg:y="5.6cm" chart:style-name="ch8">
              <text:p>Distance Error Percentage</text:p>
            </chart:title>
            <chart:grid chart:style-name="ch9" chart:class="major"/>
          </chart:axis>
          <chart:series chart:style-name="ch10" chart:values-cell-range-address="Sample_rate_results_01_08_17_10_07_53.D2:Sample_rate_results_01_08_17_10_07_53.D40" chart:label-cell-address="Sample_rate_results_01_08_17_10_07_53.D1:Sample_rate_results_01_08_17_10_07_53.D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Error percent</text:p>
                <draw:g>
                  <svg:desc>Sample_rate_results_01_08_17_10_07_53.D1:Sample_rate_results_01_08_17_10_07_53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ample_rate_results_01_08_17_10_07_53.A2:Sample_rate_results_01_08_17_10_07_53.A40</svg:desc>
                </draw:g>
              </table:table-cell>
              <table:table-cell office:value-type="float" office:value="99.92">
                <text:p>99.92</text:p>
                <draw:g>
                  <svg:desc>Sample_rate_results_01_08_17_10_07_53.D2:Sample_rate_results_01_08_17_10_07_53.D40</svg:desc>
                </draw:g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9.35">
                <text:p>99.35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9.08">
                <text:p>99.08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98.87">
                <text:p>98.8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98.52">
                <text:p>98.5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98.32">
                <text:p>98.32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98.2">
                <text:p>9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